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2.25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1.0173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0.3063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0.591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1.2146in"/>
    </style:style>
    <style:style style:name="co20" style:family="table-column">
      <style:table-column-properties fo:break-before="auto" style:column-width="1.2583in"/>
    </style:style>
    <style:style style:name="co21" style:family="table-column">
      <style:table-column-properties fo:break-before="auto" style:column-width="2.1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0000ff"/>
      <style:text-properties fo:color="#ffffff"/>
    </style:style>
    <style:style style:name="ce8" style:family="table-cell" style:parent-style-name="Default" style:data-style-name="N100">
      <style:table-cell-properties fo:background-color="#00ae00"/>
      <style:text-properties fo:color="#ffffff"/>
    </style:style>
    <style:style style:name="ce9" style:family="table-cell" style:parent-style-name="Default" style:data-style-name="N100">
      <style:table-cell-properties fo:background-color="#b3b3b3"/>
      <style:text-properties fo:color="#800000"/>
    </style:style>
    <style:style style:name="ce10" style:family="table-cell" style:parent-style-name="Default" style:data-style-name="N100">
      <style:table-cell-properties fo:background-color="#663300"/>
      <style:text-properties fo:color="#33cc66"/>
    </style:style>
    <style:style style:name="ce11" style:family="table-cell" style:parent-style-name="Default" style:data-style-name="N100">
      <style:table-cell-properties fo:background-color="#b80047"/>
      <style:text-properties fo:color="#cccc00"/>
    </style:style>
    <style:style style:name="ce12" style:family="table-cell" style:parent-style-name="Default" style:data-style-name="N100">
      <style:table-cell-properties fo:background-color="#b80047"/>
      <style:text-properties fo:color="#e6e64c"/>
    </style:style>
    <style:style style:name="ce13" style:family="table-cell" style:parent-style-name="Default" style:data-style-name="N100">
      <style:table-cell-properties fo:background-color="#6b0094"/>
      <style:text-properties fo:color="#00ff00"/>
    </style:style>
    <style:style style:name="ce14" style:family="table-cell" style:parent-style-name="Default" style:data-style-name="N100">
      <style:table-cell-properties fo:background-color="#5e11a6"/>
      <style:text-properties fo:color="#00ff00"/>
    </style:style>
    <style:style style:name="ce15" style:family="table-cell" style:parent-style-name="Default" style:data-style-name="N100">
      <style:table-cell-properties fo:background-color="#b3b300"/>
      <style:text-properties fo:color="#800080"/>
    </style:style>
    <style:style style:name="ce16" style:family="table-cell" style:parent-style-name="Default" style:data-style-name="N100">
      <style:table-cell-properties fo:background-color="#b3b300"/>
      <style:text-properties fo:color="#6b0094"/>
    </style:style>
    <style:style style:name="ce17" style:family="table-cell" style:parent-style-name="Default" style:data-style-name="N100">
      <style:table-cell-properties fo:background-color="#000000"/>
      <style:text-properties fo:color="#ff0000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ae00"/>
      <style:text-properties fo:color="#ffffff"/>
    </style:style>
    <style:style style:name="ce20" style:family="table-cell" style:parent-style-name="Default">
      <style:table-cell-properties fo:background-color="#b3b3b3"/>
      <style:text-properties fo:color="#800000"/>
    </style:style>
    <style:style style:name="ce21" style:family="table-cell" style:parent-style-name="Default">
      <style:table-cell-properties fo:background-color="#663300"/>
      <style:text-properties fo:color="#33cc66"/>
    </style:style>
    <style:style style:name="ce22" style:family="table-cell" style:parent-style-name="Default">
      <style:table-cell-properties fo:background-color="#b80047"/>
      <style:text-properties fo:color="#cccc00"/>
    </style:style>
    <style:style style:name="ce23" style:family="table-cell" style:parent-style-name="Default">
      <style:table-cell-properties fo:background-color="#b80047"/>
      <style:text-properties fo:color="#e6e64c"/>
    </style:style>
    <style:style style:name="ce24" style:family="table-cell" style:parent-style-name="Default">
      <style:table-cell-properties fo:background-color="#6b0094"/>
      <style:text-properties fo:color="#00ff00"/>
    </style:style>
    <style:style style:name="ce25" style:family="table-cell" style:parent-style-name="Default">
      <style:table-cell-properties fo:background-color="#5e11a6"/>
      <style:text-properties fo:color="#00ff00"/>
    </style:style>
    <style:style style:name="ce26" style:family="table-cell" style:parent-style-name="Default">
      <style:table-cell-properties fo:background-color="#b3b300"/>
      <style:text-properties fo:color="#800080"/>
    </style:style>
    <style:style style:name="ce27" style:family="table-cell" style:parent-style-name="Default">
      <style:table-cell-properties fo:background-color="#b3b300"/>
      <style:text-properties fo:color="#6b0094"/>
    </style:style>
    <style:style style:name="ce28" style:family="table-cell" style:parent-style-name="Default">
      <style:table-cell-properties fo:background-color="#000000"/>
      <style:text-properties fo:color="#ff0000"/>
    </style:style>
    <style:style style:name="ce29" style:family="table-cell" style:parent-style-name="Default">
      <style:table-cell-properties fo:background-color="#804c19"/>
      <style:text-properties fo:color="#33cc66"/>
    </style:style>
    <style:style style:name="ce30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ext-properties fo:font-size="12pt" style:font-size-asian="12pt" style:font-size-complex="12pt"/>
    </style:style>
    <style:style style:name="ce32" style:family="table-cell" style:parent-style-name="Default" style:data-style-name="N100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</office:automatic-styles>
  <office:body>
    <office:spreadsheet>
      <table:table table:name="Start Seque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7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Setup Sequence</text:p>
          </table:table-cell>
          <table:table-cell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2" office:value-type="string">
            <text:p>Menu room created</text:p>
          </table:table-cell>
          <table:table-cell table:style-name="ce2"/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 code</text:p>
          </table:table-cell>
          <table:table-cell office:value-type="string">
            <text:p>start=0, p1-p8color assigned at random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uttons created (playercount, team selection, start)</text:p>
          </table:table-cell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" table:number-columns-repeated="2"/>
          <table:table-cell office:value-type="string">
            <text:p>btn_start</text:p>
          </table:table-cell>
          <table:table-cell office:value-type="string">
            <text:p>draw</text:p>
          </table:table-cell>
          <table:table-cell office:value-type="string">
            <text:p>if (start=0) {ready} / if (start=1) {battle}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office:value-type="string">
            <text:p>click</text:p>
          </table:table-cell>
          <table:table-cell office:value-type="string">
            <text:p>start+=1, current_unit=0, examined_unit=0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office:value-type="string">
            <text:p>step</text:p>
          </table:table-cell>
          <table:table-cell office:value-type="string">
            <text:p>if (start=2) {next room}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3" office:value-type="string">
            <text:p>Map room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Objects created</text:p>
          </table:table-cell>
          <table:table-cell table:style-name="ce3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fram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gridlines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tat_sheet_current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tat_sheet_examined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queu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btn_turn</text:p>
          </table:table-cell>
          <table:table-cell table:style-name="Default" table:number-columns-repeated="8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3" office:value-type="string">
            <text:p>btn_cancel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btn_action_master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egg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>
            <text:p>space_generator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frame</text:p>
          </table:table-cell>
          <table:table-cell office:value-type="string">
            <text:p>create</text:p>
          </table:table-cell>
          <table:table-cell office:value-type="string">
            <text:p>globalvar screen_height, screen_width, frame_width_v, frame_width_h assign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lobalvar board_x1, board_x2, board_y1, board_y2, board_height, board_width assigned as func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raw</text:p>
          </table:table-cell>
          <table:table-cell office:value-type="string">
            <text:p>frame redrawn with pann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ridlines</text:p>
          </table:table-cell>
          <table:table-cell office:value-type="string">
            <text:p>draw</text:p>
          </table:table-cell>
          <table:table-cell office:value-type="string">
            <text:p>draw lines, length and number determined by frame variables</text:p>
          </table:table-cell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2"/>
          <table:table-cell table:style-name="ce3" office:value-type="string">
            <text:p>stat_sheet_current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position se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(parent) unit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(parent) draw unit.(specs)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step</text:p>
          </table:table-cell>
          <table:table-cell table:style-name="ce3" office:value-type="string">
            <text:p>unit=current_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tat_sheet_examined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position se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(parent) unit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(parent) draw unit.(specs)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step</text:p>
          </table:table-cell>
          <table:table-cell table:style-name="ce3" office:value-type="string">
            <text:p>unit=examined_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queue</text:p>
          </table:table-cell>
          <table:table-cell office:value-type="string">
            <text:p>create</text:p>
          </table:table-cell>
          <table:table-cell office:value-type="string">
            <text:p>ds_list_cre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position s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queue_offset=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queue button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ep</text:p>
          </table:table-cell>
          <table:table-cell office:value-type="string">
            <text:p>turnqueue_size= size of li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(size&gt;0) current_unit= top of list, last_unit= botto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raw</text:p>
          </table:table-cell>
          <table:table-cell office:value-type="string">
            <text:p>List 10 units, starting at top + queue_off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ue_btn_up</text:p>
          </table:table-cell>
          <table:table-cell office:value-type="string">
            <text:p>click</text:p>
          </table:table-cell>
          <table:table-cell office:value-type="string">
            <text:p>queue_offset-=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queue_btn_dn</text:p>
          </table:table-cell>
          <table:table-cell office:value-type="string">
            <text:p>click</text:p>
          </table:table-cell>
          <table:table-cell office:value-type="string">
            <text:p>queue_offset+=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tn_turn</text:p>
          </table:table-cell>
          <table:table-cell office:value-type="string">
            <text:p>click/enter</text:p>
          </table:table-cell>
          <table:table-cell office:value-type="string">
            <text:p>current_unit.ap=0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next_unit=2<text:span text:style-name="T1">nd</text:span> on li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ext_unit.ap=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ext_unit.skipped=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(last_unit.IN&lt;current_unit.IN &amp;&amp; last_unit.skipped=0) {insert current_unit above last_unit; last_unit.skipped=1}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else {add current_unit to bottom}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elete current_unit from top of que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btn_action_master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set position and spacing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Create 9 action buttons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>
            <text:p>btn_cancel</text:p>
          </table:table-cell>
          <table:table-cell table:style-name="ce3" office:value-type="string">
            <text:p>click/backspace</text:p>
          </table:table-cell>
          <table:table-cell table:style-name="ce3" office:value-type="string">
            <text:p>all.legal_mov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restore AP/FP from last_act to current uni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last_act=0, used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egg</text:p>
          </table:table-cell>
          <table:table-cell office:value-type="string">
            <text:p>step</text:p>
          </table:table-cell>
          <table:table-cell office:value-type="string">
            <text:p>if (start=2) 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repeat(player_count)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create random spawn point (keep randomizing until unoccupied space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reate Hero @ spawn point based on player ra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spawned unit assigned owner and race 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(unit added to queue on own create action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huffle que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urrent_unit=top of que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urrent_unit.AP=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art+=1 (3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if (start=3)</text:p>
          </table:table-cell>
          <table:table-cell office:value-type="string">
            <text:p>turnqueue_size=player_cou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art+=1(4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pacer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create spaces to fill fram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>
            <text:p>space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legal_mov=0, legal_target=0, legal_create=0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space_x=grid position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space_y=grid position</text:p>
          </table:table-cell>
          <table:table-cell table:style-name="ce3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style-name="ce3" office:value-type="string">
            <text:p>draw</text:p>
          </table:table-cell>
          <table:table-cell table:style-name="ce3" office:value-type="string">
            <text:p>if (legal_mov=1) {draw green highlight}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if (legal_target=1) {draw red highlight}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string">
            <text:p>if (legal_create=1) {draw purple highlight}</text:p>
          </table:table-cell>
          <table:table-cell table:style-name="ce3" table:number-columns-repeated="6"/>
          <table:table-cell table:number-columns-repeated="1013"/>
        </table:table-row>
      </table:table>
      <table:table table:name="Act Btn" table:style-name="ta1" table:print="false">
        <table:table-column table:style-name="co1" table:default-cell-style-name="Default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ction Button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>
            <text:p>create (parent)</text:p>
          </table:table-cell>
          <table:table-cell table:style-name="ce3" office:value-type="string">
            <text:p>Unusable=0, used=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create</text:p>
          </table:table-cell>
          <table:table-cell table:style-name="ce3" office:value-type="string">
            <text:p>number assigned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if (start=4 &amp;&amp; current_unit&gt;0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if (current_unit.act&gt;0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if (unusable=1) {transparent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se {opaque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icon for action typ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name, AP, F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stats based on typ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raw action inf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lse {draw no act icon}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raw (parent)</text:p>
          </table:table-cell>
          <table:table-cell office:value-type="string">
            <text:p>if (unusable=1) {draw grayed out square over button}</text:p>
          </table:table-cell>
          <table:table-cell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3" office:value-type="string">
            <text:p>step</text:p>
          </table:table-cell>
          <table:table-cell table:style-name="ce3" office:value-type="string">
            <text:p>if (used=1 or unaffordable) {unusable=1}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>
            <text:p>if (used=0 and affordable) {unusable=0}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>
            <text:p>click/#key</text:p>
          </table:table-cell>
          <table:table-cell office:value-type="string">
            <text:p>if (unusable=0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deduct AP/F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sed=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urrent_unit.act_go=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ll.last_ac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ast_act=1</text:p>
          </table:table-cell>
          <table:table-cell table:number-columns-repeated="1020"/>
        </table:table-row>
      </table:table>
      <table:table table:name="Units" table:style-name="ta1" table:print="false">
        <table:table-column table:style-name="co1" table:default-cell-style-name="Default"/>
        <table:table-column table:style-name="co4" table:default-cell-style-name="ce3"/>
        <table:table-column table:style-name="co1" table:number-columns-repeated="6" table:default-cell-style-name="ce3"/>
        <table:table-row table:style-name="ro1">
          <table:table-cell office:value-type="string">
            <text:p>Units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learn stat sheet / add to unit count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(parent)</text:p>
          </table:table-cell>
          <table:table-cell office:value-type="string">
            <text:p>letter assigned based on serial #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nksign assigned based on rank#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nique_name assigned from unit_name and lette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draw</text:p>
          </table:table-cell>
          <table:table-cell table:style-name="ce2" office:value-type="string">
            <text:p>draw sprite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2"/>
          <table:table-cell table:style-name="ce2" office:value-type="string">
            <text:p>draw ranksign and letter</text:p>
          </table:table-cell>
          <table:table-cell table:style-name="ce2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step (parent)</text:p>
          </table:table-cell>
          <table:table-cell office:value-type="string">
            <text:p>color assigned by own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lorhex assigned by col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cus and suicide action run if act_go=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(unit death script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 (hp&lt;1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reate corpse if possi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osition= place in queu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f (current_unit)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next_unit= 2<text:span text:style-name="T1">nd</text:span> unit in queu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next_unit +2AP, skipped=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all.used=0, unusable=0, legal_mov=0, legal_target=0, legal_create=0;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elete from queu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estroy sel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urrent unit=top of que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ther actions go if act_go=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right click</text:p>
          </table:table-cell>
          <table:table-cell table:style-name="ce2" office:value-type="string">
            <text:p>examine unit</text:p>
          </table:table-cell>
          <table:table-cell table:style-name="ce2" table:number-columns-repeated="5"/>
        </table:table-row>
      </table:table>
      <table:table table:name="Actions" table:style-name="ta1" table:print="false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Action Tab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1">
          <table:table-cell office:value-type="string">
            <text:p>0000</text:p>
          </table:table-cell>
          <table:table-cell table:number-columns-repeated="2"/>
          <table:table-cell table:style-name="Default"/>
          <table:table-cell office:value-type="string">
            <text:p>(Blank Slot)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010</text:p>
          </table:table-cell>
          <table:table-cell office:value-type="string">
            <text:p>Move</text:p>
          </table:table-cell>
          <table:table-cell/>
          <table:table-cell table:style-name="Default"/>
          <table:table-cell office:value-type="string">
            <text:p>Move (FLY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V</text:p>
          </table:table-cell>
          <table:table-cell table:number-columns-repeated="4"/>
        </table:table-row>
        <table:table-row table:style-name="ro1">
          <table:table-cell office:value-type="string">
            <text:p>011</text:p>
          </table:table-cell>
          <table:table-cell office:value-type="string">
            <text:p>Move</text:p>
          </table:table-cell>
          <table:table-cell/>
          <table:table-cell table:style-name="Default"/>
          <table:table-cell office:value-type="string">
            <text:p>Move (GND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V</text:p>
          </table:table-cell>
          <table:table-cell table:number-columns-repeated="4"/>
        </table:table-row>
        <table:table-row table:style-name="ro1">
          <table:table-cell office:value-type="string">
            <text:p>012</text:p>
          </table:table-cell>
          <table:table-cell office:value-type="string">
            <text:p>Move</text:p>
          </table:table-cell>
          <table:table-cell/>
          <table:table-cell table:style-name="Default"/>
          <table:table-cell office:value-type="string">
            <text:p>Move (TRM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V</text:p>
          </table:table-cell>
          <table:table-cell table:number-columns-repeated="4"/>
        </table:table-row>
        <table:table-row table:style-name="ro1">
          <table:table-cell office:value-type="string">
            <text:p>013</text:p>
          </table:table-cell>
          <table:table-cell office:value-type="string">
            <text:p>Move</text:p>
          </table:table-cell>
          <table:table-cell/>
          <table:table-cell table:style-name="Default"/>
          <table:table-cell office:value-type="string">
            <text:p>Move (GAS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020</text:p>
          </table:table-cell>
          <table:table-cell office:value-type="string">
            <text:p>Focus</text:p>
          </table:table-cell>
          <table:table-cell/>
          <table:table-cell table:style-name="Default"/>
          <table:table-cell office:value-type="string">
            <text:p>Foc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WR</text:p>
          </table:table-cell>
          <table:table-cell table:number-columns-repeated="3"/>
          <table:table-cell office:value-type="string">
            <text:p>+1FP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string">
            <text:p>031</text:p>
          </table:table-cell>
          <table:table-cell office:value-type="string">
            <text:p>Attack</text:p>
          </table:table-cell>
          <table:table-cell/>
          <table:table-cell table:style-name="Default"/>
          <table:table-cell office:value-type="string">
            <text:p>Line-of-Sight Att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S</text:p>
          </table:table-cell>
          <table:table-cell office:value-type="string">
            <text:p>unit.rng</text:p>
          </table:table-cell>
          <table:table-cell/>
          <table:table-cell office:value-type="string">
            <text:p>unit.dmg</text:p>
          </table:table-cell>
          <table:table-cell/>
        </table:table-row>
        <table:table-row table:style-name="ro2">
          <table:table-cell office:value-type="string">
            <text:p>032</text:p>
          </table:table-cell>
          <table:table-cell office:value-type="string">
            <text:p>Attack</text:p>
          </table:table-cell>
          <table:table-cell/>
          <table:table-cell table:style-name="Default"/>
          <table:table-cell office:value-type="string">
            <text:p>ARC att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C</text:p>
          </table:table-cell>
          <table:table-cell office:value-type="string">
            <text:p>unit.rng</text:p>
          </table:table-cell>
          <table:table-cell/>
          <table:table-cell office:value-type="string">
            <text:p>unit.dmg</text:p>
          </table:table-cell>
          <table:table-cell/>
        </table:table-row>
        <table:table-row table:style-name="ro2">
          <table:table-cell office:value-type="string">
            <text:p>033</text:p>
          </table:table-cell>
          <table:table-cell office:value-type="string">
            <text:p>Attack</text:p>
          </table:table-cell>
          <table:table-cell/>
          <table:table-cell table:style-name="Default"/>
          <table:table-cell office:value-type="string">
            <text:p>Melee Att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L</text:p>
          </table:table-cell>
          <table:table-cell office:value-type="string">
            <text:p>unit.rng</text:p>
          </table:table-cell>
          <table:table-cell/>
          <table:table-cell office:value-type="string">
            <text:p>unit.dmg</text:p>
          </table:table-cell>
          <table:table-cell/>
        </table:table-row>
        <table:table-row table:style-name="ro2">
          <table:table-cell office:value-type="string">
            <text:p>034</text:p>
          </table:table-cell>
          <table:table-cell office:value-type="string">
            <text:p>Attack</text:p>
          </table:table-cell>
          <table:table-cell/>
          <table:table-cell table:style-name="Default"/>
          <table:table-cell office:value-type="string">
            <text:p>Melee Attack, PS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L</text:p>
          </table:table-cell>
          <table:table-cell office:value-type="string">
            <text:p>unit.rng</text:p>
          </table:table-cell>
          <table:table-cell/>
          <table:table-cell office:value-type="string">
            <text:p>unit.dmg</text:p>
          </table:table-cell>
          <table:table-cell office:value-type="string">
            <text:p>PSN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2">
          <table:table-cell table:style-name="ce7" office:value-type="string">
            <text:p>114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Ninjoid</text:p>
          </table:table-cell>
          <table:table-cell table:style-name="ce18" office:value-type="string">
            <text:p>Sprint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PWR</text:p>
          </table:table-cell>
          <table:table-cell table:style-name="ce18" table:number-columns-repeated="3"/>
          <table:table-cell table:style-name="ce18" office:value-type="string">
            <text:p>+4SP</text:p>
          </table:table-cell>
        </table:table-row>
        <table:table-row table:style-name="ro2">
          <table:table-cell table:style-name="ce7" office:value-type="string">
            <text:p>115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Ninjoid</text:p>
          </table:table-cell>
          <table:table-cell table:style-name="ce18" office:value-type="string">
            <text:p>Laser Spin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MEL</text:p>
          </table:table-cell>
          <table:table-cell table:style-name="ce18" table:number-columns-repeated="4"/>
        </table:table-row>
        <table:table-row table:style-name="ro1">
          <table:table-cell table:style-name="ce7" office:value-type="string">
            <text:p>125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entinel</text:p>
          </table:table-cell>
          <table:table-cell table:style-name="ce18" office:value-type="string">
            <text:p>Fortify Shiel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string">
            <text:p>PWR</text:p>
          </table:table-cell>
          <table:table-cell table:style-name="ce18" table:number-columns-repeated="3"/>
          <table:table-cell table:style-name="ce18" office:value-type="string">
            <text:p>Shield +1DEF</text:p>
          </table:table-cell>
        </table:table-row>
        <table:table-row table:style-name="ro2">
          <table:table-cell table:style-name="ce7" office:value-type="string">
            <text:p>124</text:p>
          </table:table-cell>
          <table:table-cell table:style-name="ce7" office:value-type="string">
            <text:p>Effect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entinel</text:p>
          </table:table-cell>
          <table:table-cell table:style-name="ce18" office:value-type="string">
            <text:p>Shield</text:p>
          </table:table-cell>
          <table:table-cell table:style-name="ce18" table:number-columns-repeated="3"/>
          <table:table-cell table:style-name="ce18" office:value-type="string">
            <text:p>AUR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+3DEF <text:span text:style-name="T2">(</text:span>exclude self<text:span text:style-name="T2">)</text:span></text:p>
          </table:table-cell>
        </table:table-row>
        <table:table-row table:style-name="ro2">
          <table:table-cell table:style-name="ce7" office:value-type="string">
            <text:p>135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Pterrordactyl</text:p>
          </table:table-cell>
          <table:table-cell table:style-name="ce18" office:value-type="string">
            <text:p>Barrage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table:number-columns-repeated="6"/>
        </table:table-row>
        <table:table-row table:style-name="ro2">
          <table:table-cell table:style-name="ce7" office:value-type="string">
            <text:p>134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Pterrordactyl</text:p>
          </table:table-cell>
          <table:table-cell table:style-name="ce18" office:value-type="string">
            <text:p>Stockpil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PWR</text:p>
          </table:table-cell>
          <table:table-cell table:style-name="ce18" table:number-columns-repeated="3"/>
          <table:table-cell table:style-name="ce18" office:value-type="string">
            <text:p>+1 Bomb</text:p>
          </table:table-cell>
        </table:table-row>
        <table:table-row table:style-name="ro2">
          <table:table-cell table:style-name="ce7" office:value-type="string">
            <text:p>144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Teleport Friendly Uni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ARC</text:p>
          </table:table-cell>
          <table:table-cell table:style-name="ce18" table:number-columns-repeated="4"/>
        </table:table-row>
        <table:table-row table:style-name="ro1">
          <table:table-cell table:style-name="ce7" office:value-type="string">
            <text:p>145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Advanced Plating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string">
            <text:p>ARC</text:p>
          </table:table-cell>
          <table:table-cell table:style-name="ce18" table:number-columns-repeated="4"/>
        </table:table-row>
        <table:table-row table:style-name="ro2">
          <table:table-cell table:style-name="ce7" office:value-type="string">
            <text:p>146</text:p>
          </table:table-cell>
          <table:table-cell table:style-name="ce7" office:value-type="string">
            <text:p>Special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Superdirectional Laser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string">
            <text:p>LOS</text:p>
          </table:table-cell>
          <table:table-cell table:style-name="ce18" table:number-columns-repeated="4"/>
        </table:table-row>
        <table:table-row table:style-name="ro2">
          <table:table-cell table:style-name="ce7" office:value-type="string">
            <text:p>147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Create Ninjoi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string">
            <text:p>MEL</text:p>
          </table:table-cell>
          <table:table-cell table:style-name="ce18" table:number-columns-repeated="4"/>
        </table:table-row>
        <table:table-row table:style-name="ro1">
          <table:table-cell table:style-name="ce7" office:value-type="string">
            <text:p>148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Create Sentinel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string">
            <text:p>MEL</text:p>
          </table:table-cell>
          <table:table-cell table:style-name="ce18" table:number-columns-repeated="4"/>
        </table:table-row>
        <table:table-row table:style-name="ro2">
          <table:table-cell table:style-name="ce7" office:value-type="string">
            <text:p>149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GEARP</text:p>
          </table:table-cell>
          <table:table-cell table:style-name="ce18" office:value-type="string">
            <text:p>Satellite</text:p>
          </table:table-cell>
          <table:table-cell table:style-name="ce18" office:value-type="string">
            <text:p>Create Pterrordactyl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/>
          <table:table-cell table:style-name="ce18" office:value-type="string">
            <text:p>MEL</text:p>
          </table:table-cell>
          <table:table-cell table:style-name="ce18"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1">
          <table:table-cell table:style-name="ce8" office:value-type="string">
            <text:p>204</text:p>
          </table:table-cell>
          <table:table-cell table:style-name="ce8" office:value-type="string">
            <text:p>Effect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Mine</text:p>
          </table:table-cell>
          <table:table-cell table:style-name="ce19" office:value-type="string">
            <text:p>Detonator</text:p>
          </table:table-cell>
          <table:table-cell table:style-name="ce19" table:number-columns-repeated="8"/>
        </table:table-row>
        <table:table-row table:style-name="ro1">
          <table:table-cell table:style-name="ce8" office:value-type="string">
            <text:p>205</text:p>
          </table:table-cell>
          <table:table-cell table:style-name="ce8" office:value-type="string">
            <text:p>Effect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Mine</text:p>
          </table:table-cell>
          <table:table-cell table:style-name="ce19" office:value-type="string">
            <text:p>Explode</text:p>
          </table:table-cell>
          <table:table-cell table:style-name="ce19" table:number-columns-repeated="8"/>
        </table:table-row>
        <table:table-row table:style-name="ro2">
          <table:table-cell table:style-name="ce8" office:value-type="string">
            <text:p>213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Demolitia</text:p>
          </table:table-cell>
          <table:table-cell table:style-name="ce19" office:value-type="string">
            <text:p>Attack (Grenade)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string">
            <text:p>ARC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EXP</text:p>
          </table:table-cell>
        </table:table-row>
        <table:table-row table:style-name="ro2">
          <table:table-cell table:style-name="ce8" office:value-type="string">
            <text:p>214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Demolitia</text:p>
          </table:table-cell>
          <table:table-cell table:style-name="ce19" office:value-type="string">
            <text:p>Enhance Armor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PWR</text:p>
          </table:table-cell>
          <table:table-cell table:style-name="ce19" table:number-columns-repeated="4"/>
        </table:table-row>
        <table:table-row table:style-name="ro1">
          <table:table-cell table:style-name="ce8" office:value-type="string">
            <text:p>224</text:p>
          </table:table-cell>
          <table:table-cell table:style-name="ce8" office:value-type="string">
            <text:p>Create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Condor</text:p>
          </table:table-cell>
          <table:table-cell table:style-name="ce19" office:value-type="string">
            <text:p>Create Mine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MEL</text:p>
          </table:table-cell>
          <table:table-cell table:style-name="ce19" table:number-columns-repeated="4"/>
        </table:table-row>
        <table:table-row table:style-name="ro2">
          <table:table-cell table:style-name="ce8" office:value-type="string">
            <text:p>234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Panopticlops</text:p>
          </table:table-cell>
          <table:table-cell table:style-name="ce19" office:value-type="string">
            <text:p>Fortifications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PWR</text:p>
          </table:table-cell>
          <table:table-cell table:style-name="ce19" table:number-columns-repeated="4"/>
        </table:table-row>
        <table:table-row table:style-name="ro2">
          <table:table-cell table:style-name="ce8" office:value-type="string">
            <text:p>235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Panopticlops</text:p>
          </table:table-cell>
          <table:table-cell table:style-name="ce19" office:value-type="string">
            <text:p>Tactical Missil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string">
            <text:p>ARC</text:p>
          </table:table-cell>
          <table:table-cell table:style-name="ce19" table:number-columns-repeated="4"/>
        </table:table-row>
        <table:table-row table:style-name="ro1">
          <table:table-cell table:style-name="ce8" office:value-type="string">
            <text:p>244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t Tank</text:p>
          </table:table-cell>
          <table:table-cell table:style-name="ce19" office:value-type="string">
            <text:p>Artillery Mortar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string">
            <text:p>ARC</text:p>
          </table:table-cell>
          <table:table-cell table:style-name="ce19" table:number-columns-repeated="4"/>
        </table:table-row>
        <table:table-row table:style-name="ro1">
          <table:table-cell table:style-name="ce8" office:value-type="string">
            <text:p>245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t Tank</text:p>
          </table:table-cell>
          <table:table-cell table:style-name="ce19" office:value-type="string">
            <text:p>Incendiary Fire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LOS</text:p>
          </table:table-cell>
          <table:table-cell table:style-name="ce19" table:number-columns-repeated="4"/>
        </table:table-row>
        <table:table-row table:style-name="ro1">
          <table:table-cell table:style-name="ce8" office:value-type="string">
            <text:p>246</text:p>
          </table:table-cell>
          <table:table-cell table:style-name="ce8" office:value-type="string">
            <text:p>Special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t Tank</text:p>
          </table:table-cell>
          <table:table-cell table:style-name="ce19" office:value-type="string">
            <text:p>Toggle Tank/Siege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PWR</text:p>
          </table:table-cell>
          <table:table-cell table:style-name="ce19" table:number-columns-repeated="4"/>
        </table:table-row>
        <table:table-row table:style-name="ro2">
          <table:table-cell table:style-name="ce8" office:value-type="string">
            <text:p>247</text:p>
          </table:table-cell>
          <table:table-cell table:style-name="ce8" office:value-type="string">
            <text:p>Create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 Tank</text:p>
          </table:table-cell>
          <table:table-cell table:style-name="ce19" office:value-type="string">
            <text:p>Create Demolitia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string">
            <text:p>MEL</text:p>
          </table:table-cell>
          <table:table-cell table:style-name="ce19" table:number-columns-repeated="4"/>
        </table:table-row>
        <table:table-row table:style-name="ro2">
          <table:table-cell table:style-name="ce8" office:value-type="string">
            <text:p>248</text:p>
          </table:table-cell>
          <table:table-cell table:style-name="ce8" office:value-type="string">
            <text:p>Create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 Tank</text:p>
          </table:table-cell>
          <table:table-cell table:style-name="ce19" office:value-type="string">
            <text:p>Create Condor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style-name="ce19" office:value-type="string">
            <text:p>MEL</text:p>
          </table:table-cell>
          <table:table-cell table:style-name="ce19" table:number-columns-repeated="4"/>
        </table:table-row>
        <table:table-row table:style-name="ro2">
          <table:table-cell table:style-name="ce8" office:value-type="string">
            <text:p>249</text:p>
          </table:table-cell>
          <table:table-cell table:style-name="ce8" office:value-type="string">
            <text:p>Create</text:p>
          </table:table-cell>
          <table:table-cell table:style-name="ce8" office:value-type="string">
            <text:p>New Republic</text:p>
          </table:table-cell>
          <table:table-cell table:style-name="ce19" office:value-type="string">
            <text:p>Robo Tank</text:p>
          </table:table-cell>
          <table:table-cell table:style-name="ce19" office:value-type="string">
            <text:p>Create Panopticlop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string">
            <text:p>MEL</text:p>
          </table:table-cell>
          <table:table-cell table:style-name="ce19"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2">
          <table:table-cell table:style-name="ce9" office:value-type="string">
            <text:p>314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Mournking</text:p>
          </table:table-cell>
          <table:table-cell table:style-name="ce20" office:value-type="string">
            <text:p>Wind Up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PWR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24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himera</text:p>
          </table:table-cell>
          <table:table-cell table:style-name="ce20" office:value-type="string">
            <text:p>Corpse Drop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LOS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25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himera</text:p>
          </table:table-cell>
          <table:table-cell table:style-name="ce20" office:value-type="string">
            <text:p>Wings of the Mournking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LOS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26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himera</text:p>
          </table:table-cell>
          <table:table-cell table:style-name="ce20" office:value-type="string">
            <text:p>Rally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string">
            <text:p>ARC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34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Ramapault</text:p>
          </table:table-cell>
          <table:table-cell table:style-name="ce20" office:value-type="string">
            <text:p>Attack (Ramapault)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20" office:value-type="string">
            <text:p>LOS/MEL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35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Ramapault</text:p>
          </table:table-cell>
          <table:table-cell table:style-name="ce20" office:value-type="string">
            <text:p>Momentum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MEL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36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Ramapault</text:p>
          </table:table-cell>
          <table:table-cell table:style-name="ce20" office:value-type="string">
            <text:p>Corpse-a-pault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20" office:value-type="string">
            <text:p>ARC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4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Tail Spin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MEL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5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Flame Trail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LOS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6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Castle/Dragon Toggle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PWR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7</text:p>
          </table:table-cell>
          <table:table-cell table:style-name="ce9" office:value-type="string">
            <text:p>Create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Create Mournking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20" office:value-type="string">
            <text:p>MEL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8</text:p>
          </table:table-cell>
          <table:table-cell table:style-name="ce9" office:value-type="string">
            <text:p>Create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Create Chimera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MEL</text:p>
          </table:table-cell>
          <table:table-cell table:style-name="ce20" table:number-columns-repeated="4"/>
        </table:table-row>
        <table:table-row table:style-name="ro2">
          <table:table-cell table:style-name="ce9" office:value-type="string">
            <text:p>349</text:p>
          </table:table-cell>
          <table:table-cell table:style-name="ce9" office:value-type="string">
            <text:p>Create</text:p>
          </table:table-cell>
          <table:table-cell table:style-name="ce9" office:value-type="string">
            <text:p>Torridale</text:p>
          </table:table-cell>
          <table:table-cell table:style-name="ce20" office:value-type="string">
            <text:p>Castle Dragon</text:p>
          </table:table-cell>
          <table:table-cell table:style-name="ce20" office:value-type="string">
            <text:p>Create Rambuchet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string">
            <text:p>MEL</text:p>
          </table:table-cell>
          <table:table-cell table:style-name="ce20"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1">
          <table:table-cell table:style-name="ce10" office:value-type="string">
            <text:p>414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Grizzly Elder</text:p>
          </table:table-cell>
          <table:table-cell table:style-name="ce21" office:value-type="string">
            <text:p>Conjure Terrai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15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Grizzly Elder</text:p>
          </table:table-cell>
          <table:table-cell table:style-name="ce21" office:value-type="string">
            <text:p>Bu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rpse</text:p>
          </table:table-cell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24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Laughing Owl</text:p>
          </table:table-cell>
          <table:table-cell table:style-name="ce21" office:value-type="string">
            <text:p>Transport Enem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LOS</text:p>
          </table:table-cell>
          <table:table-cell table:style-name="ce29" table:number-columns-repeated="4"/>
        </table:table-row>
        <table:table-row table:style-name="ro2">
          <table:table-cell table:style-name="ce10" office:value-type="string">
            <text:p>434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Golent</text:p>
          </table:table-cell>
          <table:table-cell table:style-name="ce21" office:value-type="string">
            <text:p>Consume Terrai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DO</text:p>
          </table:table-cell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44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Stampe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AUR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45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Aural Dischar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string">
            <text:p>GLB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46</text:p>
          </table:table-cell>
          <table:table-cell table:style-name="ce10" office:value-type="string">
            <text:p>Special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Torch of Tha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string">
            <text:p>GLB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47</text:p>
          </table:table-cell>
          <table:table-cell table:style-name="ce10" office:value-type="string">
            <text:p>Create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Create Grizzly Eld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1">
          <table:table-cell table:style-name="ce10" office:value-type="string">
            <text:p>448</text:p>
          </table:table-cell>
          <table:table-cell table:style-name="ce10" office:value-type="string">
            <text:p>Create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Create Laughing Ow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2">
          <table:table-cell table:style-name="ce10" office:value-type="string">
            <text:p>449</text:p>
          </table:table-cell>
          <table:table-cell table:style-name="ce10" office:value-type="string">
            <text:p>Create</text:p>
          </table:table-cell>
          <table:table-cell table:style-name="ce10" office:value-type="string">
            <text:p>Forgotten Grove</text:p>
          </table:table-cell>
          <table:table-cell table:style-name="ce21" office:value-type="string">
            <text:p>Yeti</text:p>
          </table:table-cell>
          <table:table-cell table:style-name="ce21" office:value-type="string">
            <text:p>Create Gol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</text:p>
          </table:table-cell>
          <table:table-cell table:style-name="ce21" office:value-type="string">
            <text:p>MEL</text:p>
          </table:table-cell>
          <table:table-cell table:style-name="ce29"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2">
          <table:table-cell table:style-name="ce11" office:value-type="string">
            <text:p>514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Gunslinger</text:p>
          </table:table-cell>
          <table:table-cell table:style-name="ce22" office:value-type="string">
            <text:p>Loa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PWR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15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Gunslinger</text:p>
          </table:table-cell>
          <table:table-cell table:style-name="ce22" office:value-type="string">
            <text:p>Quick Draw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LOS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24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Piecemaker</text:p>
          </table:table-cell>
          <table:table-cell table:style-name="ce22" office:value-type="string">
            <text:p>Open Gat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25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Piecemaker</text:p>
          </table:table-cell>
          <table:table-cell table:style-name="ce22" office:value-type="string">
            <text:p>Patienc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AUR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33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Chieftomoton</text:p>
          </table:table-cell>
          <table:table-cell table:style-name="ce22" office:value-type="string">
            <text:p>Attack (Time-a-hawk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string">
            <text:p>LOS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34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Chieftomoton</text:p>
          </table:table-cell>
          <table:table-cell table:style-name="ce22" office:value-type="string">
            <text:p>Spirit Time Bomb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44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Grand Dad</text:p>
          </table:table-cell>
          <table:table-cell table:style-name="ce22" office:value-type="string">
            <text:p>Hour Savio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string">
            <text:p>GLB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45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Grand Dad</text:p>
          </table:table-cell>
          <table:table-cell table:style-name="ce22" office:value-type="string">
            <text:p>Marksman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LOS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546</text:p>
          </table:table-cell>
          <table:table-cell table:style-name="ce11" office:value-type="string">
            <text:p>Special</text:p>
          </table:table-cell>
          <table:table-cell table:style-name="ce11" office:value-type="string">
            <text:p>Chrononistas</text:p>
          </table:table-cell>
          <table:table-cell table:style-name="ce22" office:value-type="string">
            <text:p>Grand Dad</text:p>
          </table:table-cell>
          <table:table-cell table:style-name="ce22" office:value-type="string">
            <text:p>Second in Comman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547</text:p>
          </table:table-cell>
          <table:table-cell table:style-name="ce12" office:value-type="string">
            <text:p>Create</text:p>
          </table:table-cell>
          <table:table-cell table:style-name="ce12" office:value-type="string">
            <text:p>Chrononistas</text:p>
          </table:table-cell>
          <table:table-cell table:style-name="ce23" office:value-type="string">
            <text:p>Grand Dad</text:p>
          </table:table-cell>
          <table:table-cell table:style-name="ce23" office:value-type="string">
            <text:p>Create Gunsling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548</text:p>
          </table:table-cell>
          <table:table-cell table:style-name="ce12" office:value-type="string">
            <text:p>Create</text:p>
          </table:table-cell>
          <table:table-cell table:style-name="ce12" office:value-type="string">
            <text:p>Chrononistas</text:p>
          </table:table-cell>
          <table:table-cell table:style-name="ce23" office:value-type="string">
            <text:p>Grand Dad</text:p>
          </table:table-cell>
          <table:table-cell table:style-name="ce23" office:value-type="string">
            <text:p>Create Piecemake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3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549</text:p>
          </table:table-cell>
          <table:table-cell table:style-name="ce12" office:value-type="string">
            <text:p>Create</text:p>
          </table:table-cell>
          <table:table-cell table:style-name="ce12" office:value-type="string">
            <text:p>Chrononistas</text:p>
          </table:table-cell>
          <table:table-cell table:style-name="ce23" office:value-type="string">
            <text:p>Grand Dad</text:p>
          </table:table-cell>
          <table:table-cell table:style-name="ce23" office:value-type="string">
            <text:p>Create Chieftomot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1">
          <table:table-cell table:style-name="ce13" office:value-type="string">
            <text:p>603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Larva</text:p>
          </table:table-cell>
          <table:table-cell table:style-name="ce24" office:value-type="string">
            <text:p>Attack (Leech life)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4" office:value-type="string">
            <text:p>607</text:p>
          </table:table-cell>
          <table:table-cell table:style-name="ce14" office:value-type="string">
            <text:p>Create</text:p>
          </table:table-cell>
          <table:table-cell table:style-name="ce14" office:value-type="string">
            <text:p>Psychedelic</text:p>
          </table:table-cell>
          <table:table-cell table:style-name="ce25" office:value-type="string">
            <text:p>Larva</text:p>
          </table:table-cell>
          <table:table-cell table:style-name="ce25" office:value-type="string">
            <text:p>Evolve: Be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/>
          <table:table-cell table:style-name="ce25" office:value-type="string">
            <text:p>PWR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608</text:p>
          </table:table-cell>
          <table:table-cell table:style-name="ce14" office:value-type="string">
            <text:p>Create</text:p>
          </table:table-cell>
          <table:table-cell table:style-name="ce14" office:value-type="string">
            <text:p>Psychedelic</text:p>
          </table:table-cell>
          <table:table-cell table:style-name="ce25" office:value-type="string">
            <text:p>Larva</text:p>
          </table:table-cell>
          <table:table-cell table:style-name="ce25" office:value-type="string">
            <text:p>Evolve: Shrooma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string">
            <text:p>PWR</text:p>
          </table:table-cell>
          <table:table-cell table:number-columns-repeated="4"/>
        </table:table-row>
        <table:table-row table:style-name="ro1">
          <table:table-cell table:style-name="ce14" office:value-type="string">
            <text:p>609</text:p>
          </table:table-cell>
          <table:table-cell table:style-name="ce14" office:value-type="string">
            <text:p>Create</text:p>
          </table:table-cell>
          <table:table-cell table:style-name="ce14" office:value-type="string">
            <text:p>Psychedelic</text:p>
          </table:table-cell>
          <table:table-cell table:style-name="ce25" office:value-type="string">
            <text:p>Larva</text:p>
          </table:table-cell>
          <table:table-cell table:style-name="ce25" office:value-type="string">
            <text:p>Evolve: Serpen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string">
            <text:p>PWR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614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Bufferfly Bee</text:p>
          </table:table-cell>
          <table:table-cell table:style-name="ce24" office:value-type="string">
            <text:p>Death Sting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string">
            <text:p>Suicide</text:p>
          </table:table-cell>
          <table:table-cell table:style-name="ce24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623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hrooman</text:p>
          </table:table-cell>
          <table:table-cell table:style-name="ce24" office:value-type="string">
            <text:p>Attack (spores)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 table:style-name="ce13" office:value-type="string">
            <text:p>624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hrooman</text:p>
          </table:table-cell>
          <table:table-cell table:style-name="ce24" office:value-type="string">
            <text:p>Infest Corp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style-name="ce13" office:value-type="string">
            <text:p>634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erpent</text:p>
          </table:table-cell>
          <table:table-cell table:style-name="ce24" office:value-type="string">
            <text:p>Strangl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3" office:value-type="string">
            <text:p>635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erpent</text:p>
          </table:table-cell>
          <table:table-cell table:style-name="ce24" office:value-type="string">
            <text:p>Abandon Prey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style-name="ce13" office:value-type="string">
            <text:p>636</text:p>
          </table:table-cell>
          <table:table-cell table:style-name="ce13" office:value-type="string">
            <text:p>Effect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erpent</text:p>
          </table:table-cell>
          <table:table-cell table:style-name="ce24" office:value-type="string">
            <text:p>Grow</text:p>
          </table:table-cell>
          <table:table-cell table:style-name="ce24" table:number-columns-repeated="3"/>
          <table:table-cell table:style-name="ce24" office:value-type="string">
            <text:p>PWR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644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pider Queen</text:p>
          </table:table-cell>
          <table:table-cell table:style-name="ce24" office:value-type="string">
            <text:p>Webshot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ARC</text:p>
          </table:table-cell>
          <table:table-cell table:number-columns-repeated="4"/>
        </table:table-row>
        <table:table-row table:style-name="ro1">
          <table:table-cell table:style-name="ce13" office:value-type="string">
            <text:p>645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pider Queen</text:p>
          </table:table-cell>
          <table:table-cell table:style-name="ce24" office:value-type="string">
            <text:p>Swarm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GLB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646</text:p>
          </table:table-cell>
          <table:table-cell table:style-name="ce13" office:value-type="string">
            <text:p>Special</text:p>
          </table:table-cell>
          <table:table-cell table:style-name="ce13" office:value-type="string">
            <text:p>Psychedelic</text:p>
          </table:table-cell>
          <table:table-cell table:style-name="ce24" office:value-type="string">
            <text:p>Spider Queen</text:p>
          </table:table-cell>
          <table:table-cell table:style-name="ce24" office:value-type="string">
            <text:p>Megadearth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GLB</text:p>
          </table:table-cell>
          <table:table-cell table:number-columns-repeated="4"/>
        </table:table-row>
        <table:table-row table:style-name="ro1">
          <table:table-cell table:style-name="ce14" office:value-type="string">
            <text:p>647</text:p>
          </table:table-cell>
          <table:table-cell table:style-name="ce14" office:value-type="string">
            <text:p>Create</text:p>
          </table:table-cell>
          <table:table-cell table:style-name="ce14" office:value-type="string">
            <text:p>Psychedelic</text:p>
          </table:table-cell>
          <table:table-cell table:style-name="ce25" office:value-type="string">
            <text:p>Spider Queen</text:p>
          </table:table-cell>
          <table:table-cell table:style-name="ce25" office:value-type="string">
            <text:p>Create Larva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/>
          <table:table-cell table:style-name="ce25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2">
          <table:table-cell table:style-name="ce15" office:value-type="string">
            <text:p>714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Scarabot</text:p>
          </table:table-cell>
          <table:table-cell table:style-name="ce26" office:value-type="string">
            <text:p>Prism Cannon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LOS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24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Haze</text:p>
          </table:table-cell>
          <table:table-cell table:style-name="ce26" office:value-type="string">
            <text:p>Haze Leech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26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25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Haze</text:p>
          </table:table-cell>
          <table:table-cell table:style-name="ce26" office:value-type="string">
            <text:p>Accumulation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PWR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26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Haze</text:p>
          </table:table-cell>
          <table:table-cell table:style-name="ce26" office:value-type="string">
            <text:p>Tractor Beam</text:p>
          </table:table-cell>
          <table:table-cell table:style-name="ce26" table:number-columns-repeated="3"/>
          <table:table-cell table:style-name="ce26" office:value-type="string">
            <text:p>LOS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27</text:p>
          </table:table-cell>
          <table:table-cell table:style-name="ce15" office:value-type="string">
            <text:p>Effect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Haze</text:p>
          </table:table-cell>
          <table:table-cell table:style-name="ce26" office:value-type="string">
            <text:p>Mirage</text:p>
          </table:table-cell>
          <table:table-cell table:style-name="ce26" table:number-columns-repeated="3"/>
          <table:table-cell table:style-name="ce26" office:value-type="string">
            <text:p>AUR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34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Priest</text:p>
          </table:table-cell>
          <table:table-cell table:style-name="ce26" office:value-type="string">
            <text:p>Force Shov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35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Priest</text:p>
          </table:table-cell>
          <table:table-cell table:style-name="ce26" office:value-type="string">
            <text:p>Super Shove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44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Sultan</text:p>
          </table:table-cell>
          <table:table-cell table:style-name="ce26" office:value-type="string">
            <text:p>Restoration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745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Sultan</text:p>
          </table:table-cell>
          <table:table-cell table:style-name="ce26" office:value-type="string">
            <text:p>Teleport Enemy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ARC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746</text:p>
          </table:table-cell>
          <table:table-cell table:style-name="ce15" office:value-type="string">
            <text:p>Special</text:p>
          </table:table-cell>
          <table:table-cell table:style-name="ce15" office:value-type="string">
            <text:p>Mystic</text:p>
          </table:table-cell>
          <table:table-cell table:style-name="ce26" office:value-type="string">
            <text:p>Sultan</text:p>
          </table:table-cell>
          <table:table-cell table:style-name="ce26" office:value-type="string">
            <text:p>Lightning Storm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/>
          <table:table-cell table:style-name="ce26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6" office:value-type="string">
            <text:p>747</text:p>
          </table:table-cell>
          <table:table-cell table:style-name="ce16" office:value-type="string">
            <text:p>Create</text:p>
          </table:table-cell>
          <table:table-cell table:style-name="ce16" office:value-type="string">
            <text:p>Mystic</text:p>
          </table:table-cell>
          <table:table-cell table:style-name="ce27" office:value-type="string">
            <text:p>Sultan</text:p>
          </table:table-cell>
          <table:table-cell table:style-name="ce27" office:value-type="string">
            <text:p>Create Scarabot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6" office:value-type="string">
            <text:p>748</text:p>
          </table:table-cell>
          <table:table-cell table:style-name="ce16" office:value-type="string">
            <text:p>Create</text:p>
          </table:table-cell>
          <table:table-cell table:style-name="ce16" office:value-type="string">
            <text:p>Mystic</text:p>
          </table:table-cell>
          <table:table-cell table:style-name="ce27" office:value-type="string">
            <text:p>Sultan</text:p>
          </table:table-cell>
          <table:table-cell table:style-name="ce27" office:value-type="string">
            <text:p>Create Haze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6" office:value-type="string">
            <text:p>749</text:p>
          </table:table-cell>
          <table:table-cell table:style-name="ce16" office:value-type="string">
            <text:p>Create</text:p>
          </table:table-cell>
          <table:table-cell table:style-name="ce16" office:value-type="string">
            <text:p>Mystic</text:p>
          </table:table-cell>
          <table:table-cell table:style-name="ce27" office:value-type="string">
            <text:p>Sultan</text:p>
          </table:table-cell>
          <table:table-cell table:style-name="ce27" office:value-type="string">
            <text:p>Create Priest of Naja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ode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Team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xtra 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NG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Effects</text:p>
          </table:table-cell>
        </table:table-row>
        <table:table-row table:style-name="ro1">
          <table:table-cell table:style-name="ce17" office:value-type="string">
            <text:p>814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Corpse Fiend</text:p>
          </table:table-cell>
          <table:table-cell table:style-name="ce28" office:value-type="string">
            <text:p>Cannibalize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Corpse</text:p>
          </table:table-cell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7" office:value-type="string">
            <text:p>815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Corpse Fiend</text:p>
          </table:table-cell>
          <table:table-cell table:style-name="ce28" office:value-type="string">
            <text:p>Explode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 table:style-name="ce17" office:value-type="string">
            <text:p>824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yromancer</text:p>
          </table:table-cell>
          <table:table-cell table:style-name="ce28" office:value-type="string">
            <text:p>Move Corpse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ARC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25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yromancer</text:p>
          </table:table-cell>
          <table:table-cell table:style-name="ce28" office:value-type="string">
            <text:p>Contagio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 table:style-name="ce17" office:value-type="string">
            <text:p>833B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Magman</text:p>
          </table:table-cell>
          <table:table-cell table:style-name="ce28" office:value-type="string">
            <text:p>Magma Fist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/>
          <table:table-cell table:style-name="ce28" office:value-type="string">
            <text:p>LOS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34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Magman</text:p>
          </table:table-cell>
          <table:table-cell table:style-name="ce28" office:value-type="string">
            <text:p>Solidify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PWR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34B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Magman</text:p>
          </table:table-cell>
          <table:table-cell table:style-name="ce28" office:value-type="string">
            <text:p>Melt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PWR</text:p>
          </table:table-cell>
          <table:table-cell table:number-columns-repeated="4"/>
        </table:table-row>
        <table:table-row table:style-name="ro1">
          <table:table-cell table:style-name="ce17" office:value-type="string">
            <text:p>844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Devour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/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45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Sacrifize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Sacrifce</text:p>
          </table:table-cell>
          <table:table-cell table:style-name="ce28" office:value-type="string">
            <text:p>PWR</text:p>
          </table:table-cell>
          <table:table-cell table:number-columns-repeated="4"/>
        </table:table-row>
        <table:table-row table:style-name="ro1">
          <table:table-cell table:style-name="ce17" office:value-type="string">
            <text:p>846</text:p>
          </table:table-cell>
          <table:table-cell table:style-name="ce17" office:value-type="string">
            <text:p>Special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Eternal Flame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1">
          <table:table-cell table:style-name="ce17" office:value-type="string">
            <text:p>847</text:p>
          </table:table-cell>
          <table:table-cell table:style-name="ce17" office:value-type="string">
            <text:p>Create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Create Corpse Fiend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(FP or corpse)</text:p>
          </table:table-cell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48</text:p>
          </table:table-cell>
          <table:table-cell table:style-name="ce17" office:value-type="string">
            <text:p>Create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Create Satyromancer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/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849</text:p>
          </table:table-cell>
          <table:table-cell table:style-name="ce17" office:value-type="string">
            <text:p>Create</text:p>
          </table:table-cell>
          <table:table-cell table:style-name="ce17" office:value-type="string">
            <text:p>Demon</text:p>
          </table:table-cell>
          <table:table-cell table:style-name="ce28" office:value-type="string">
            <text:p>Satan</text:p>
          </table:table-cell>
          <table:table-cell table:style-name="ce28" office:value-type="string">
            <text:p>Create Magma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MEL</text:p>
          </table:table-cell>
          <table:table-cell table:number-columns-repeated="4"/>
        </table:table-row>
        <table:table-row table:style-name="ro2" table:number-rows-repeated="2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10"/>
        </table:table-row>
        <table:table-row table:style-name="ro2" table:number-rows-repeated="104842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Variables" table:style-name="ta1" table:print="false">
        <table:table-column table:style-name="co19" table:default-cell-style-name="ce31"/>
        <table:table-column table:style-name="co20" table:default-cell-style-name="ce5"/>
        <table:table-column table:style-name="co21" table:default-cell-style-name="ce5"/>
        <table:table-column table:style-name="co1" table:number-columns-repeated="1021" table:default-cell-style-name="ce5"/>
        <table:table-row table:style-name="ro3">
          <table:table-cell table:style-name="ce30" office:value-type="string">
            <text:p>Constants</text:p>
          </table:table-cell>
          <table:table-cell table:number-columns-repeated="1023"/>
        </table:table-row>
        <table:table-row table:style-name="ro3">
          <table:table-cell table:style-name="ce30"/>
          <table:table-cell office:value-type="string">
            <text:p>grid</text:p>
          </table:table-cell>
          <table:table-cell office:value-type="string">
            <text:p>size of a single space (in pixels)</text:p>
          </table:table-cell>
          <table:table-cell office:value-type="string">
            <text:p>32,64...</text:p>
          </table:table-cell>
          <table:table-cell table:number-columns-repeated="1020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 office:value-type="string" table:number-columns-spanned="2" table:number-rows-spanned="1">
            <text:p>Global variables</text:p>
          </table:table-cell>
          <table:covered-table-cell/>
          <table:table-cell table:number-columns-repeated="1022"/>
        </table:table-row>
        <table:table-row table:style-name="ro3">
          <table:table-cell office:value-type="string">
            <text:p>Function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s</text:p>
          </table:table-cell>
          <table:table-cell table:number-columns-repeated="1020"/>
        </table:table-row>
        <table:table-row table:style-name="ro3">
          <table:table-cell table:style-name="ce30" office:value-type="string">
            <text:p>setup</text:p>
          </table:table-cell>
          <table:table-cell office:value-type="string">
            <text:p>player_count</text:p>
          </table:table-cell>
          <table:table-cell office:value-type="string">
            <text:p>number of players</text:p>
          </table:table-cell>
          <table:table-cell office:value-type="string">
            <text:p>2-8</text:p>
          </table:table-cell>
          <table:table-cell table:number-columns-repeated="1020"/>
        </table:table-row>
        <table:table-row table:style-name="ro3">
          <table:table-cell table:style-name="ce30"/>
          <table:table-cell office:value-type="string">
            <text:p>start</text:p>
          </table:table-cell>
          <table:table-cell office:value-type="string">
            <text:p>game start sequence counter</text:p>
          </table:table-cell>
          <table:table-cell office:value-type="string">
            <text:p>0-3</text:p>
          </table:table-cell>
          <table:table-cell table:number-columns-repeated="1020"/>
        </table:table-row>
        <table:table-row table:style-name="ro3">
          <table:table-cell table:style-name="ce30"/>
          <table:table-cell office:value-type="string">
            <text:p>p1race-p8race</text:p>
          </table:table-cell>
          <table:table-cell office:value-type="string">
            <text:p>race of each player</text:p>
          </table:table-cell>
          <table:table-cell office:value-type="string">
            <text:p>1-8</text:p>
          </table:table-cell>
          <table:table-cell table:number-columns-repeated="1020"/>
        </table:table-row>
        <table:table-row table:style-name="ro3">
          <table:table-cell table:style-name="ce30"/>
          <table:table-cell office:value-type="string">
            <text:p>p1color-p8color</text:p>
          </table:table-cell>
          <table:table-cell office:value-type="string">
            <text:p>color of each player</text:p>
          </table:table-cell>
          <table:table-cell office:value-type="string">
            <text:p>1-12</text:p>
          </table:table-cell>
          <table:table-cell table:number-columns-repeated="1020"/>
        </table:table-row>
        <table:table-row table:style-name="ro3">
          <table:table-cell table:style-name="ce30" office:value-type="string">
            <text:p>frame &amp; board</text:p>
          </table:table-cell>
          <table:table-cell office:value-type="string">
            <text:p>board_width</text:p>
          </table:table-cell>
          <table:table-cell office:value-type="string">
            <text:p>width of game board in pixels</text:p>
          </table:table-cell>
          <table:table-cell office:value-type="string">
            <text:p>multiple of 32</text:p>
          </table:table-cell>
          <table:table-cell table:number-columns-repeated="1020"/>
        </table:table-row>
        <table:table-row table:style-name="ro3">
          <table:table-cell table:style-name="ce30"/>
          <table:table-cell office:value-type="string">
            <text:p>board_height</text:p>
          </table:table-cell>
          <table:table-cell office:value-type="string">
            <text:p>height of game board in pixels</text:p>
          </table:table-cell>
          <table:table-cell table:number-columns-repeated="1021"/>
        </table:table-row>
        <table:table-row table:style-name="ro3">
          <table:table-cell table:style-name="ce30"/>
          <table:table-cell office:value-type="string">
            <text:p>board_x1</text:p>
          </table:table-cell>
          <table:table-cell office:value-type="string">
            <text:p>x of top-left corner of board</text:p>
          </table:table-cell>
          <table:table-cell table:number-columns-repeated="1021"/>
        </table:table-row>
        <table:table-row table:style-name="ro3">
          <table:table-cell table:style-name="ce30"/>
          <table:table-cell office:value-type="string">
            <text:p>board_x2</text:p>
          </table:table-cell>
          <table:table-cell office:value-type="string">
            <text:p>x of bottom-right corner of board</text:p>
          </table:table-cell>
          <table:table-cell table:number-columns-repeated="1021"/>
        </table:table-row>
        <table:table-row table:style-name="ro3">
          <table:table-cell table:style-name="ce30"/>
          <table:table-cell office:value-type="string">
            <text:p>board_y1</text:p>
          </table:table-cell>
          <table:table-cell office:value-type="string">
            <text:p>y of top-left corner of board</text:p>
          </table:table-cell>
          <table:table-cell table:number-columns-repeated="1021"/>
        </table:table-row>
        <table:table-row table:style-name="ro3">
          <table:table-cell table:style-name="ce30"/>
          <table:table-cell office:value-type="string">
            <text:p>board_y2</text:p>
          </table:table-cell>
          <table:table-cell office:value-type="string">
            <text:p>y of bottom-right corner of board</text:p>
          </table:table-cell>
          <table:table-cell table:number-columns-repeated="1021"/>
        </table:table-row>
        <table:table-row table:style-name="ro3">
          <table:table-cell table:style-name="ce30"/>
          <table:table-cell office:value-type="string">
            <text:p>screen_height</text:p>
          </table:table-cell>
          <table:table-cell office:value-type="string">
            <text:p>height of room in pixels</text:p>
          </table:table-cell>
          <table:table-cell/>
          <table:table-cell table:style-name="Default" table:number-columns-repeated="1020"/>
        </table:table-row>
        <table:table-row table:style-name="ro3">
          <table:table-cell table:style-name="ce30"/>
          <table:table-cell office:value-type="string">
            <text:p>screen_width</text:p>
          </table:table-cell>
          <table:table-cell office:value-type="string">
            <text:p>width of room in pixels</text:p>
          </table:table-cell>
          <table:table-cell/>
          <table:table-cell table:style-name="Default" table:number-columns-repeated="1020"/>
        </table:table-row>
        <table:table-row table:style-name="ro3">
          <table:table-cell table:style-name="ce30"/>
          <table:table-cell office:value-type="string">
            <text:p>frame_width_v</text:p>
          </table:table-cell>
          <table:table-cell office:value-type="string">
            <text:p>number of grid spaces wide vertical frame</text:p>
          </table:table-cell>
          <table:table-cell/>
          <table:table-cell table:style-name="Default" table:number-columns-repeated="1020"/>
        </table:table-row>
        <table:table-row table:style-name="ro3">
          <table:table-cell table:style-name="ce30"/>
          <table:table-cell office:value-type="string">
            <text:p>frame_width_h</text:p>
          </table:table-cell>
          <table:table-cell office:value-type="string">
            <text:p>number of grid spaces wide horizontal frame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queue</text:p>
          </table:table-cell>
          <table:table-cell office:value-type="string">
            <text:p>turnqueue</text:p>
          </table:table-cell>
          <table:table-cell office:value-type="string">
            <text:p>ds_list of units</text:p>
          </table:table-cell>
          <table:table-cell office:value-type="string">
            <text:p>list</text:p>
          </table:table-cell>
          <table:table-cell table:number-columns-repeated="1020"/>
        </table:table-row>
        <table:table-row table:style-name="ro3">
          <table:table-cell table:style-name="ce30"/>
          <table:table-cell office:value-type="string">
            <text:p>turnqueue_size</text:p>
          </table:table-cell>
          <table:table-cell office:value-type="string">
            <text:p>number of units in queue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current_unit</text:p>
          </table:table-cell>
          <table:table-cell office:value-type="string">
            <text:p>id of unit whose turn it is</text:p>
          </table:table-cell>
          <table:table-cell office:value-type="string">
            <text:p>6-digit ID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>
            <text:p>last_unit</text:p>
          </table:table-cell>
          <table:table-cell office:value-type="string">
            <text:p>id of unit at bottom of queue</text:p>
          </table:table-cell>
          <table:table-cell office:value-type="string">
            <text:p>6-digit ID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units</text:p>
          </table:table-cell>
          <table:table-cell office:value-type="string">
            <text:p>count(unit#)</text:p>
          </table:table-cell>
          <table:table-cell office:value-type="string">
            <text:p>counter of unit</text:p>
          </table:table-cell>
          <table:table-cell office:value-type="string">
            <text:p>1, ascending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examined_unit</text:p>
          </table:table-cell>
          <table:table-cell office:value-type="string">
            <text:p>id of unit selected</text:p>
          </table:table-cell>
          <table:table-cell office:value-type="string">
            <text:p>6-digit ID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0" office:value-type="string" table:number-columns-spanned="2" table:number-rows-spanned="1">
            <text:p>Local variables</text:p>
          </table:table-cell>
          <table:covered-table-cell/>
          <table:table-cell table:number-columns-repeated="1022"/>
        </table:table-row>
        <table:table-row table:style-name="ro1">
          <table:table-cell table:style-name="ce32" office:value-type="string">
            <text:p>Object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Description</text:p>
          </table:table-cell>
          <table:table-cell table:style-name="ce6"/>
          <table:table-cell table:number-columns-repeated="1020"/>
        </table:table-row>
        <table:table-row table:style-name="ro3">
          <table:table-cell office:value-type="string">
            <text:p>unit attributes</text:p>
          </table:table-cell>
          <table:table-cell office:value-type="string">
            <text:p>hp</text:p>
          </table:table-cell>
          <table:table-cell office:value-type="string">
            <text:p>current hit points</text:p>
          </table:table-cell>
          <table:table-cell office:value-type="string">
            <text:p>0-6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hp</text:p>
          </table:table-cell>
          <table:table-cell office:value-type="string">
            <text:p>maximum hit points (full health)</text:p>
          </table:table-cell>
          <table:table-cell office:value-type="string">
            <text:p>0-6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f</text:p>
          </table:table-cell>
          <table:table-cell office:value-type="string">
            <text:p>defense</text:p>
          </table:table-cell>
          <table:table-cell office:value-type="string">
            <text:p>0-5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</text:p>
          </table:table-cell>
          <table:table-cell office:value-type="string">
            <text:p>speed</text:p>
          </table:table-cell>
          <table:table-cell office:value-type="string">
            <text:p>0-6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</text:p>
          </table:table-cell>
          <table:table-cell office:value-type="string">
            <text:p>initiative</text:p>
          </table:table-cell>
          <table:table-cell office:value-type="string">
            <text:p>0-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ank</text:p>
          </table:table-cell>
          <table:table-cell office:value-type="string">
            <text:p>unit class</text:p>
          </table:table-cell>
          <table:table-cell office:value-type="string">
            <text:p>0-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anksign</text:p>
          </table:table-cell>
          <table:table-cell office:value-type="string">
            <text:p>class symbol</text:p>
          </table:table-cell>
          <table:table-cell office:value-type="string">
            <text:p>m/I/II/III/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unit type</text:p>
          </table:table-cell>
          <table:table-cell office:value-type="string">
            <text:p>FLY/GND/GAS/TRM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p</text:p>
          </table:table-cell>
          <table:table-cell office:value-type="string">
            <text:p>action points</text:p>
          </table:table-cell>
          <table:table-cell office:value-type="string">
            <text:p>0-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p</text:p>
          </table:table-cell>
          <table:table-cell office:value-type="string">
            <text:p>focus points</text:p>
          </table:table-cell>
          <table:table-cell office:value-type="string">
            <text:p>0+</text:p>
          </table:table-cell>
          <table:table-cell table:number-columns-repeated="1020"/>
        </table:table-row>
        <table:table-row table:style-name="ro3">
          <table:table-cell office:value-type="string">
            <text:p>unit data</text:p>
          </table:table-cell>
          <table:table-cell office:value-type="string">
            <text:p>owner</text:p>
          </table:table-cell>
          <table:table-cell office:value-type="string">
            <text:p>player controlling unit</text:p>
          </table:table-cell>
          <table:table-cell office:value-type="string">
            <text:p>1-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lor</text:p>
          </table:table-cell>
          <table:table-cell office:value-type="string">
            <text:p>color of controller</text:p>
          </table:table-cell>
          <table:table-cell office:value-type="string">
            <text:p>1-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lorhex</text:p>
          </table:table-cell>
          <table:table-cell office:value-type="string">
            <text:p>color's hexcode</text:p>
          </table:table-cell>
          <table:table-cell office:value-type="string">
            <text:p>$FFFFFF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erial</text:p>
          </table:table-cell>
          <table:table-cell office:value-type="string">
            <text:p>unit's count number</text:p>
          </table:table-cell>
          <table:table-cell office:value-type="string">
            <text:p>1+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etter</text:p>
          </table:table-cell>
          <table:table-cell office:value-type="string">
            <text:p>letter correlating to serial</text:p>
          </table:table-cell>
          <table:table-cell office:value-type="string">
            <text:p>A-Z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nit_name</text:p>
          </table:table-cell>
          <table:table-cell office:value-type="string">
            <text:p>name of unit</text:p>
          </table:table-cell>
          <table:table-cell office:value-type="string">
            <text:p>“Demolitia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nique_name</text:p>
          </table:table-cell>
          <table:table-cell office:value-type="string">
            <text:p>name of unit + letter</text:p>
          </table:table-cell>
          <table:table-cell office:value-type="string">
            <text:p>“Demolitia A”</text:p>
          </table:table-cell>
          <table:table-cell table:number-columns-repeated="1020"/>
        </table:table-row>
        <table:table-row table:style-name="ro3">
          <table:table-cell office:value-type="string">
            <text:p>unit actions</text:p>
          </table:table-cell>
          <table:table-cell office:value-type="string">
            <text:p>act(1-9)</text:p>
          </table:table-cell>
          <table:table-cell office:value-type="string">
            <text:p>action serial numbers</text:p>
          </table:table-cell>
          <table:table-cell office:value-type="string">
            <text:p>4-digit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(1-9)_name</text:p>
          </table:table-cell>
          <table:table-cell office:value-type="string">
            <text:p>action na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go</text:p>
          </table:table-cell>
          <table:table-cell office:value-type="string">
            <text:p>action trigger</text:p>
          </table:table-cell>
          <table:table-cell office:value-type="string">
            <text:p>0/1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(1-9)_info</text:p>
          </table:table-cell>
          <table:table-cell office:value-type="string">
            <text:p>aciton descrip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ap</text:p>
          </table:table-cell>
          <table:table-cell office:value-type="string">
            <text:p>ap cost of a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fp</text:p>
          </table:table-cell>
          <table:table-cell office:value-type="string">
            <text:p>fp cost of a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dmg</text:p>
          </table:table-cell>
          <table:table-cell office:value-type="string">
            <text:p>damage done by a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rng</text:p>
          </table:table-cell>
          <table:table-cell office:value-type="string">
            <text:p>range of a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rad</text:p>
          </table:table-cell>
          <table:table-cell office:value-type="string">
            <text:p>radius of a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t(1-9)_type</text:p>
          </table:table-cell>
          <table:table-cell office:value-type="string">
            <text:p>type of action</text:p>
          </table:table-cell>
          <table:table-cell office:value-type="string">
            <text:p>PWR/MEL...</text:p>
          </table:table-cell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02/11/2012</text:date>, <text:time>12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1T00:12:05.30</meta:creation-date>
    <meta:generator>OpenOffice.org/3.3$Win32 OpenOffice.org_project/330m20$Build-9567</meta:generator>
    <dc:date>2012-02-11T12:32:11.44</dc:date>
    <meta:editing-duration>PT10H3M25S</meta:editing-duration>
    <meta:editing-cycles>36</meta:editing-cycles>
    <meta:document-statistic meta:table-count="5" meta:cell-count="1289" meta:object-count="0"/>
  </office:meta>
</office:document-meta>
</file>